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officeooo:paragraph-rsid="00122145"/>
    </style:style>
    <style:style style:name="P2" style:family="paragraph" style:parent-style-name="Title">
      <style:paragraph-properties fo:text-align="center" style:justify-single-word="false"/>
      <style:text-properties officeooo:rsid="001353e6" officeooo:paragraph-rsid="001353e6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Heading">
      <style:paragraph-properties fo:text-align="center" style:justify-single-word="false"/>
    </style:style>
    <style:style style:name="P5" style:family="paragraph" style:parent-style-name="Heading">
      <style:paragraph-properties fo:text-align="center" style:justify-single-word="false"/>
      <style:text-properties officeooo:rsid="001353e6" officeooo:paragraph-rsid="001353e6"/>
    </style:style>
    <style:style style:name="P6" style:family="paragraph" style:parent-style-name="Subtitle">
      <style:paragraph-properties fo:text-align="center" style:justify-single-word="false"/>
    </style:style>
    <style:style style:name="P7" style:family="paragraph" style:parent-style-name="Text_20_body" style:list-style-name="L1">
      <style:text-properties officeooo:rsid="001353e6" officeooo:paragraph-rsid="001353e6"/>
    </style:style>
    <style:style style:name="P8" style:family="paragraph" style:parent-style-name="Text_20_body" style:list-style-name="L1">
      <style:text-properties officeooo:rsid="0018adf0" officeooo:paragraph-rsid="0018adf0"/>
    </style:style>
    <style:style style:name="P9" style:family="paragraph" style:parent-style-name="Text_20_body" style:list-style-name="L1">
      <style:text-properties officeooo:rsid="001b0d33" officeooo:paragraph-rsid="001b0d33"/>
    </style:style>
    <style:style style:name="P10" style:family="paragraph" style:parent-style-name="Text_20_body" style:list-style-name="L1">
      <style:text-properties officeooo:rsid="0019e2b1" officeooo:paragraph-rsid="0019e2b1"/>
    </style:style>
    <style:style style:name="P11" style:family="paragraph" style:parent-style-name="Text_20_body" style:list-style-name="L1">
      <style:text-properties officeooo:rsid="001daa20" officeooo:paragraph-rsid="001daa20"/>
    </style:style>
    <style:style style:name="P12" style:family="paragraph" style:parent-style-name="Heading_20_1">
      <style:paragraph-properties fo:break-before="page">
        <style:tab-stops>
          <style:tab-stop style:position="7.5in"/>
        </style:tab-stops>
      </style:paragraph-properties>
      <style:text-properties style:text-underline-style="solid" style:text-underline-width="auto" style:text-underline-color="font-color" officeooo:rsid="001353e6" officeooo:paragraph-rsid="001353e6"/>
    </style:style>
    <style:style style:name="T1" style:family="text">
      <style:text-properties officeooo:rsid="0018adf0"/>
    </style:style>
    <style:style style:name="T2" style:family="text">
      <style:text-properties officeooo:rsid="001e640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>J. Robert Jamerson</text:p>
      <text:p text:style-name="P2">Memorial Library</text:p>
      <text:p text:style-name="P3"/>
      <text:p text:style-name="P6">Training Manual</text:p>
      <text:p text:style-name="P3"/>
      <text:p text:style-name="P5">Ryan Higginbotham, Director</text:p>
      <text:p text:style-name="P4">May 2019</text:p>
      <text:h text:style-name="P12" text:outline-level="1">Table of contents<text:tab/></text:h>
      <text:list xml:id="list2320044917" text:style-name="L1">
        <text:list-item>
          <text:p text:style-name="P7">Circulation Desk</text:p>
          <text:list>
            <text:list-item>
              <text:p text:style-name="P8">Circulation</text:p>
              <text:list>
                <text:list-item>
                  <text:p text:style-name="P7">Checking in/out</text:p>
                </text:list-item>
                <text:list-item>
                  <text:p text:style-name="P7">Borrowers</text:p>
                </text:list-item>
                <text:list-item>
                  <text:p text:style-name="P7">Holds</text:p>
                </text:list-item>
                <text:list-item>
                  <text:p text:style-name="P7">Edit catalog</text:p>
                </text:list-item>
                <text:list-item>
                  <text:p text:style-name="P7">Fines/fees</text:p>
                  <text:list>
                    <text:list-item>
                      <text:p text:style-name="P9">Counting back change</text:p>
                    </text:list-item>
                    <text:list-item>
                      <text:p text:style-name="P9">Taking large bills – Keep separate until after change is given</text:p>
                    </text:list-item>
                    <text:list-item>
                      <text:p text:style-name="P9">Paying for faxes – Give patron confirmation and take the money</text:p>
                    </text:list-item>
                  </text:list>
                </text:list-item>
                <text:list-item>
                  <text:p text:style-name="P7">Label creator</text:p>
                </text:list-item>
                <text:list-item>
                  <text:p text:style-name="P8">Public Printer</text:p>
                </text:list-item>
                <text:list-item>
                  <text:p text:style-name="P8">Kathy’s Printer</text:p>
                </text:list-item>
              </text:list>
            </text:list-item>
            <text:list-item>
              <text:p text:style-name="P10">Printer</text:p>
              <text:list>
                <text:list-item>
                  <text:p text:style-name="P10">Copying</text:p>
                </text:list-item>
                <text:list-item>
                  <text:p text:style-name="P10">Faxing</text:p>
                </text:list-item>
                <text:list-item>
                  <text:p text:style-name="P10">Scanning</text:p>
                </text:list-item>
                <text:list-item>
                  <text:p text:style-name="P10">Printing</text:p>
                  <text:list>
                    <text:list-item>
                      <text:p text:style-name="P9">From PC</text:p>
                    </text:list-item>
                    <text:list-item>
                      <text:p text:style-name="P9">From Laptop</text:p>
                    </text:list-item>
                    <text:list-item>
                      <text:p text:style-name="P9">From Mobile</text:p>
                    </text:list-item>
                  </text:list>
                </text:list-item>
                <text:list-item>
                  <text:p text:style-name="P10">Maintenance</text:p>
                  <text:list>
                    <text:list-item>
                      <text:p text:style-name="P10">Paper</text:p>
                    </text:list-item>
                    <text:list-item>
                      <text:p text:style-name="P10">Toner</text:p>
                    </text:list-item>
                  </text:list>
                </text:list-item>
              </text:list>
            </text:list-item>
            <text:list-item>
              <text:p text:style-name="P11">Telephone</text:p>
              <text:list>
                <text:list-item>
                  <text:p text:style-name="P11">Answering - “Jamerson Memorial Library, this is [<text:span text:style-name="T2">name</text:span>], how may I help you?”</text:p>
                </text:list-item>
                <text:list-item>
                  <text:p text:style-name="P11">Privacy Act of 1974</text:p>
                </text:list-item>
              </text:list>
            </text:list-item>
            <text:list-item>
              <text:p text:style-name="P7">Cleaning</text:p>
            </text:list-item>
          </text:list>
        </text:list-item>
        <text:list-item>
          <text:p text:style-name="P8">Back office</text:p>
          <text:list>
            <text:list-item>
              <text:p text:style-name="P8">Cataloging</text:p>
            </text:list-item>
            <text:list-item>
              <text:p text:style-name="P8">Book Repair</text:p>
            </text:list-item>
            <text:list-item>
              <text:p text:style-name="P8">Overdues</text:p>
            </text:list-item>
          </text:list>
        </text:list-item>
        <text:list-item>
          <text:p text:style-name="P7">JNF/children’s area</text:p>
          <text:list>
            <text:list-item>
              <text:p text:style-name="P8">Cleaning up carpet</text:p>
            </text:list-item>
            <text:list-item>
              <text:p text:style-name="P8"><text:soft-page-break/>Cleaning up toys</text:p>
            </text:list-item>
            <text:list-item>
              <text:p text:style-name="P8">Assembling puzzles</text:p>
            </text:list-item>
            <text:list-item>
              <text:p text:style-name="P8">Straightening shelves</text:p>
            </text:list-item>
            <text:list-item>
              <text:p text:style-name="P8"/>
            </text:list-item>
          </text:list>
        </text:list-item>
        <text:list-item>
          <text:p text:style-name="P7">Conference room</text:p>
          <text:list>
            <text:list-item>
              <text:p text:style-name="P8">Cleaning up carpet</text:p>
            </text:list-item>
            <text:list-item>
              <text:p text:style-name="P8">Cleaning closet</text:p>
            </text:list-item>
            <text:list-item>
              <text:p text:style-name="P8">Kitchen supply cabinet</text:p>
              <text:list>
                <text:list-item>
                  <text:p text:style-name="P8">Organize supplies</text:p>
                </text:list-item>
                <text:list-item>
                  <text:p text:style-name="P8">Clean shelves</text:p>
                </text:list-item>
              </text:list>
            </text:list-item>
            <text:list-item>
              <text:p text:style-name="P8">Craft supply cabinet</text:p>
            </text:list-item>
          </text:list>
        </text:list-item>
        <text:list-item>
          <text:p text:style-name="P7">Computer <text:span text:style-name="T1">area</text:span></text:p>
          <text:list>
            <text:list-item>
              <text:p text:style-name="P10">Furniture</text:p>
              <text:list>
                <text:list-item>
                  <text:p text:style-name="P10">Chairs pushed in</text:p>
                </text:list-item>
              </text:list>
            </text:list-item>
            <text:list-item>
              <text:p text:style-name="P10">Cleaning</text:p>
              <text:list>
                <text:list-item>
                  <text:p text:style-name="P10">Monitor</text:p>
                </text:list-item>
                <text:list-item>
                  <text:p text:style-name="P10">Keyboard</text:p>
                </text:list-item>
                <text:list-item>
                  <text:p text:style-name="P10">Mouse</text:p>
                </text:list-item>
              </text:list>
            </text:list-item>
          </text:list>
        </text:list-item>
        <text:list-item>
          <text:p text:style-name="P7">Video/Non-fiction/Ref area</text:p>
          <text:list>
            <text:list-item>
              <text:p text:style-name="P10">Straightening</text:p>
            </text:list-item>
          </text:list>
        </text:list-item>
        <text:list-item>
          <text:p text:style-name="P7">JF/YA area</text:p>
          <text:list>
            <text:list-item>
              <text:p text:style-name="P7"/>
            </text:list-item>
          </text:list>
        </text:list-item>
        <text:list-item>
          <text:p text:style-name="P7">PBK/Fiction/Biography area</text:p>
          <text:list>
            <text:list-item>
              <text:p text:style-name="P7"/>
            </text:list-item>
          </text:list>
        </text:list-item>
      </text:list>
      <text:h text:style-name="P12" text:outline-level="1">Section<text:tab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left="0in" fo:margin-right="0in" fo:margin-top="0.0598in" fo:margin-bottom="0.0402in" loext:contextual-spacing="false" fo:text-indent="0in" style:auto-text-indent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.05in" loext:contextual-spacing="false" fo:line-height="115%" fo:text-indent="0in" style:auto-text-indent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margin-left="0in" fo:margin-right="0in" fo:margin-top="0.05in" fo:margin-bottom="0.0299in" loext:contextual-spacing="false" fo:text-align="start" style:justify-single-word="false" fo:text-indent="0in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left="0in" fo:margin-right="0in" fo:margin-top="0.0201in" fo:margin-bottom="0.0299in" loext:contextual-spacing="false" fo:text-align="start" style:justify-single-word="false" fo:text-indent="0in" style:auto-text-indent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799in" fo:margin-bottom="0.0402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0701in" fo:margin-bottom="0.0402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5in" fo:margin-bottom="0.0402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5in" fo:margin-bottom="0.0402in" loext:contextual-spacing="false" fo:text-indent="0in" style:auto-text-indent="false"/>
      <style:text-properties fo:font-size="95%" fo:font-style="normal" fo:font-weight="bold" style:font-size-asian="95%" style:font-style-asian="italic" style:font-weight-asian="bold" style:font-size-complex="95%" style:font-style-complex="italic" style:font-weight-complex="norm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122145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/>
      </style:footer>
      <style:footer-left>
        <text:p text:style-name="Footer"/>
      </style:footer-left>
      <loext:footer-first>
        <text:p text:style-name="MP1"/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0T11:54:24.255498930</meta:creation-date>
    <dc:title>defaultDocument</dc:title>
    <meta:editing-duration>PT20H46M46S</meta:editing-duration>
    <meta:editing-cycles>7</meta:editing-cycles>
    <meta:generator>LibreOffice/6.2.3.2$Linux_X86_64 LibreOffice_project/20$Build-2</meta:generator>
    <meta:initial-creator>director </meta:initial-creator>
    <dc:date>2019-05-21T13:39:35.474965362</dc:date>
    <dc:creator>director </dc:creator>
    <meta:document-statistic meta:table-count="0" meta:image-count="0" meta:object-count="0" meta:page-count="4" meta:paragraph-count="65" meta:word-count="198" meta:character-count="1081" meta:non-whitespace-character-count="999"/>
    <meta:template xlink:type="simple" xlink:actuate="onRequest" xlink:title="defaultDocument" xlink:href="../../../Templates/Styles/defaultDocument1.ott" meta:date="2019-05-20T11:54:23.898839932"/>
  </office:meta>
</office:document-meta>
</file>